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a60" officeooo:paragraph-rsid="00074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3 Predict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6:44:23.612687227</meta:creation-date>
    <dc:date>2020-08-03T16:45:01.251806450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4.4.2$Linux_X86_64 LibreOffice_project/40$Build-2</meta:generator>
  </office:meta>
</office:document-meta>
</file>